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FinalPresentation</text:p>
          </table:table-cell>
          <table:table-cell office:value-type="string" calcext:value-type="string">
            <text:p>Final Grade (missing quiz 3, so I added the 10 percent)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Applied to Quiz3</text:p>
          </table:table-cell>
          <table:table-cell table:formula="of:=7/10" office:value-type="float" office:value="0.7" calcext:value-type="float">
            <text:p>0.7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3*([.D2]+[.E2]+[.F2]+[.G2]+[.H2]+[.L2]+[.M2]+[.N2])/8+0.1*([.I2]+[.K2]+[.O2])+0.2*[.P2]+0.1" office:value-type="float" office:value="0.834375" calcext:value-type="float">
            <text:p>0.834375</text:p>
          </table:table-cell>
          <table:table-cell office:value-type="float" office:value="0.05" calcext:value-type="float">
            <text:p>0.05</text:p>
          </table:table-cell>
          <table:table-cell table:formula="of:=[.Q2]+[.R2]" office:value-type="float" office:value="0.884375" calcext:value-type="float">
            <text:p>0.8843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3*([.D3]+[.E3]+[.F3]+[.G3]+[.H3]+[.L3]+[.M3]+[.N3])/8+0.1*([.I3]+[.K3]+[.O3])+0.2*[.P3]+0.1" office:value-type="float" office:value="0.795" calcext:value-type="float">
            <text:p>0.795</text:p>
          </table:table-cell>
          <table:table-cell office:value-type="float" office:value="0.05" calcext:value-type="float">
            <text:p>0.05</text:p>
          </table:table-cell>
          <table:table-cell table:formula="of:=[.Q3]+[.R3]" office:value-type="float" office:value="0.845" calcext:value-type="float">
            <text:p>0.8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3*([.D4]+[.E4]+[.F4]+[.G4]+[.H4]+[.L4]+[.M4]+[.N4])/8+0.1*([.I4]+[.K4]+[.O4])+0.2*[.P4]+0.1" office:value-type="float" office:value="0.89625" calcext:value-type="float">
            <text:p>0.89625</text:p>
          </table:table-cell>
          <table:table-cell office:value-type="float" office:value="0.05" calcext:value-type="float">
            <text:p>0.05</text:p>
          </table:table-cell>
          <table:table-cell table:formula="of:=[.Q4]+[.R4]" office:value-type="float" office:value="0.94625" calcext:value-type="float">
            <text:p>0.94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Applied to Quiz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+1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3*([.D5]+[.E5]+[.F5]+[.G5]+[.H5]+[.L5]+[.M5]+[.N5])/8+0.1*([.I5]+[.K5]+[.O5])+0.2*[.P5]+0.1" office:value-type="float" office:value="0.868125" calcext:value-type="float">
            <text:p>0.868125</text:p>
          </table:table-cell>
          <table:table-cell office:value-type="float" office:value="0.05" calcext:value-type="float">
            <text:p>0.05</text:p>
          </table:table-cell>
          <table:table-cell table:formula="of:=[.Q5]+[.R5]" office:value-type="float" office:value="0.918125" calcext:value-type="float">
            <text:p>0.918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omez-Reed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3*([.D6]+[.E6]+[.F6]+[.G6]+[.H6]+[.L6]+[.M6]+[.N6])/8+0.1*([.I6]+[.K6]+[.O6])+0.2*[.P6]+0.1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formula="of:=[.Q6]+[.R6]" office:value-type="float" office:value="0.95" calcext:value-type="float">
            <text:p>0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seholder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0.3*([.D7]+[.E7]+[.F7]+[.G7]+[.H7]+[.L7]+[.M7]+[.N7])/8+0.1*([.I7]+[.K7]+[.O7])+0.2*[.P7]+0.1" office:value-type="float" office:value="0.854375" calcext:value-type="float">
            <text:p>0.854375</text:p>
          </table:table-cell>
          <table:table-cell office:value-type="float" office:value="0.05" calcext:value-type="float">
            <text:p>0.05</text:p>
          </table:table-cell>
          <table:table-cell table:formula="of:=[.Q7]+[.R7]" office:value-type="float" office:value="0.904375" calcext:value-type="float">
            <text:p>0.9043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7/1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formula="of:=0.3*([.D8]+[.E8]+[.F8]+[.G8]+[.H8]+[.L8]+[.M8]+[.N8])/8+0.1*([.I8]+[.K8]+[.O8])+0.2*[.P8]+0.1" office:value-type="float" office:value="0.5825" calcext:value-type="float">
            <text:p>0.5825</text:p>
          </table:table-cell>
          <table:table-cell office:value-type="float" office:value="0.05" calcext:value-type="float">
            <text:p>0.05</text:p>
          </table:table-cell>
          <table:table-cell table:formula="of:=[.Q8]+[.R8]" office:value-type="float" office:value="0.6325" calcext:value-type="float">
            <text:p>0.6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3*([.D9]+[.E9]+[.F9]+[.G9]+[.H9]+[.L9]+[.M9]+[.N9])/8+0.1*([.I9]+[.K9]+[.O9])+0.2*[.P9]+0.1" office:value-type="float" office:value="0.80625" calcext:value-type="float">
            <text:p>0.80625</text:p>
          </table:table-cell>
          <table:table-cell office:value-type="float" office:value="0.05" calcext:value-type="float">
            <text:p>0.05</text:p>
          </table:table-cell>
          <table:table-cell table:formula="of:=[.Q9]+[.R9]" office:value-type="float" office:value="0.85625" calcext:value-type="float">
            <text:p>0.8562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Wil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08">00/00/0000</text:date>, <text:time style:data-style-name="N2" text:time-value="09:45:07.38976851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2-08T09:51:49.300271037</dc:date>
    <meta:editing-duration>PT1H12M50S</meta:editing-duration>
    <meta:editing-cycles>16</meta:editing-cycles>
    <meta:document-statistic meta:table-count="1" meta:cell-count="182" meta:object-count="0"/>
  </office:meta>
</office:document-meta>
</file>